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text-line-through-style="solid" style:text-line-through-type="single"/>
    </style:style>
    <style:style style:name="ce6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text-line-through-style="none" style:text-line-through-typ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29" table:default-cell-style-name="ce4"/>
        <table:table-row table:style-name="ro1">
          <table:table-cell table:style-name="ce1" office:value-type="string" calcext:value-type="string">
            <text:p>Practica 5</text:p>
          </table:table-cell>
          <table:table-cell table:style-name="Default" table:number-columns-repeated="29"/>
        </table:table-row>
        <table:table-row table:style-name="ro1" table:number-rows-repeated="2">
          <table:table-cell table:style-name="Default" table:number-columns-repeated="30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)</text:p>
          </table:table-cell>
          <table:table-cell table:style-name="Default" office:value-type="string" calcext:value-type="string">
            <text:p>Segunda chance</text:p>
          </table:table-cell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string" calcext:value-type="string">
            <text:p>12*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string" calcext:value-type="string">
            <text:p>2*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float" office:value="4" calcext:value-type="float">
            <text:p>4</text:p>
          </table:table-cell>
          <table:table-cell table:number-columns-repeated="5" table:style-name="ce7" office:value-type="float" office:value="10" calcext:value-type="float">
            <text:p>10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6*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6*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En este instante, cuando el 6 es la proxima victima y tiene R=1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Se vuelve a encolar o queda igual?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30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)</text:p>
          </table:table-cell>
          <table:table-cell table:style-name="Default" office:value-type="string" calcext:value-type="string">
            <text:p>FIFO</text:p>
          </table:table-cell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10" office:value-type="float" office:value="4" calcext:value-type="float">
            <text:p>4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10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7"/>
          <table:table-cell/>
        </table:table-row>
        <table:table-row table:style-name="ro1">
          <table:table-cell table:style-name="Default" table:number-columns-repeated="30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i)</text:p>
          </table:table-cell>
          <table:table-cell table:style-name="Default" office:value-type="string" calcext:value-type="string">
            <text:p>LRU</text:p>
          </table:table-cell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9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17"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/>
        </table:table-row>
        <table:table-row table:style-name="ro1">
          <table:table-cell table:style-name="Default" table:number-columns-repeated="30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i)</text:p>
          </table:table-cell>
          <table:table-cell table:style-name="Default" office:value-type="string" calcext:value-type="string">
            <text:p>OPT</text:p>
          </table:table-cell>
          <table:table-cell table:style-name="Default" table:number-columns-repeated="26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1" office:value-type="float" office:value="2" calcext:value-type="float">
            <text:p>2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10" office:value-type="float" office:value="4" calcext:value-type="float">
            <text:p>4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12" office:value-type="float" office:value="6" calcext:value-type="float">
            <text:p>6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6:16:48.494422966</meta:creation-date>
    <dc:date>2024-11-19T23:13:37.639315664</dc:date>
    <meta:editing-duration>PT6H20M18S</meta:editing-duration>
    <meta:editing-cycles>2</meta:editing-cycles>
    <meta:generator>LibreOffice/24.2.7.2$Linux_X86_64 LibreOffice_project/420$Build-2</meta:generator>
    <meta:document-statistic meta:table-count="1" meta:cell-count="837" meta:object-count="0"/>
  </office:meta>
</office:document-meta>
</file>